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319376" officeooo:paragraph-rsid="0031937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1d8c0f" officeooo:paragraph-rsid="001d8c0f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210081" officeooo:paragraph-rsid="0021008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26203e" officeooo:paragraph-rsid="0026203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2755e9" officeooo:paragraph-rsid="002755e9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29be4a" officeooo:paragraph-rsid="0029be4a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146690" officeooo:paragraph-rsid="00146690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165030" officeooo:paragraph-rsid="0016503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170009" officeooo:paragraph-rsid="00170009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3538b3" officeooo:paragraph-rsid="003538b3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1926b2" officeooo:paragraph-rsid="001926b2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1a79c2" officeooo:paragraph-rsid="001a79c2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1bb684" officeooo:paragraph-rsid="001bb68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2e4a8b" officeooo:paragraph-rsid="002e4a8b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language="sk" fo:country="SK" officeooo:rsid="00132a40" officeooo:paragraph-rsid="00132a40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language="en" fo:country="US" officeooo:rsid="00146690" officeooo:paragraph-rsid="0014669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language="en" fo:country="US" officeooo:rsid="00165030" officeooo:paragraph-rsid="00165030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language="en" fo:country="US" officeooo:rsid="00170009" officeooo:paragraph-rsid="00170009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language="en" fo:country="US" officeooo:rsid="001b73f5" officeooo:paragraph-rsid="001b73f5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language="en" fo:country="US" officeooo:rsid="001bb684" officeooo:paragraph-rsid="001bb684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language="en" fo:country="US" officeooo:rsid="002e4a8b" officeooo:paragraph-rsid="002e4a8b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language="en" fo:country="US" officeooo:rsid="00132a40" officeooo:paragraph-rsid="00132a40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officeooo:rsid="00132a40" officeooo:paragraph-rsid="00132a40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language="sk" fo:country="SK" officeooo:rsid="00146690" officeooo:paragraph-rsid="00146690"/>
    </style:style>
    <style:style style:name="T1" style:family="text">
      <style:text-properties fo:language="sk" fo:country="SK"/>
    </style:style>
    <style:style style:name="T2" style:family="text">
      <style:text-properties fo:language="sk" fo:country="SK" officeooo:rsid="001bb684"/>
    </style:style>
    <style:style style:name="T3" style:family="text">
      <style:text-properties fo:language="sk" fo:country="SK" officeooo:rsid="002c04bd"/>
    </style:style>
    <style:style style:name="T4" style:family="text">
      <style:text-properties fo:language="sk" fo:country="SK" officeooo:rsid="002ddb71"/>
    </style:style>
    <style:style style:name="T5" style:family="text">
      <style:text-properties fo:language="sk" fo:country="SK" officeooo:rsid="0030484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8b9ff"/>
    </style:style>
    <style:style style:name="T8" style:family="text">
      <style:text-properties fo:language="en" fo:country="US" officeooo:rsid="001926b2"/>
    </style:style>
    <style:style style:name="T9" style:family="text">
      <style:text-properties fo:language="en" fo:country="US" officeooo:rsid="00250042"/>
    </style:style>
    <style:style style:name="T10" style:family="text">
      <style:text-properties fo:language="en" fo:country="US" officeooo:rsid="0032ef92"/>
    </style:style>
    <style:style style:name="T11" style:family="text">
      <style:text-properties fo:language="en" fo:country="US" officeooo:rsid="00351385"/>
    </style:style>
    <style:style style:name="T12" style:family="text">
      <style:text-properties officeooo:rsid="001926b2"/>
    </style:style>
    <style:style style:name="T13" style:family="text">
      <style:text-properties officeooo:rsid="001b73f5"/>
    </style:style>
    <style:style style:name="T14" style:family="text">
      <style:text-properties officeooo:rsid="001bb684"/>
    </style:style>
    <style:style style:name="T15" style:family="text">
      <style:text-properties officeooo:rsid="00210081"/>
    </style:style>
    <style:style style:name="T16" style:family="text">
      <style:text-properties officeooo:rsid="00212368"/>
    </style:style>
    <style:style style:name="T17" style:family="text">
      <style:text-properties officeooo:rsid="0021e412"/>
    </style:style>
    <style:style style:name="T18" style:family="text">
      <style:text-properties officeooo:rsid="002374c6"/>
    </style:style>
    <style:style style:name="T19" style:family="text">
      <style:text-properties officeooo:rsid="00250042"/>
    </style:style>
    <style:style style:name="T20" style:family="text">
      <style:text-properties officeooo:rsid="0025c19c"/>
    </style:style>
    <style:style style:name="T21" style:family="text">
      <style:text-properties officeooo:rsid="0026203e"/>
    </style:style>
    <style:style style:name="T22" style:family="text">
      <style:text-properties officeooo:rsid="0026ab02"/>
    </style:style>
    <style:style style:name="T23" style:family="text">
      <style:text-properties officeooo:rsid="00292c99"/>
    </style:style>
    <style:style style:name="T24" style:family="text">
      <style:text-properties officeooo:rsid="002c04bd"/>
    </style:style>
    <style:style style:name="T25" style:family="text">
      <style:text-properties officeooo:rsid="0032ef92"/>
    </style:style>
    <style:style style:name="T26" style:family="text">
      <style:text-properties officeooo:rsid="00372d6c"/>
    </style:style>
    <style:style style:name="T27" style:family="text">
      <style:text-properties officeooo:rsid="0038ffe0"/>
    </style:style>
    <style:style style:name="T28" style:family="text">
      <style:text-properties style:font-name="Arial"/>
    </style:style>
    <style:style style:name="T29" style:family="text">
      <style:text-properties style:font-name="Arial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j Skok, 7h <text:span text:style-name="T25">=</text:span><text:span text:style-name="T10">&gt; napriek tomu </text:span><text:span text:style-name="T25">že mi to dlho trvalo sa mi zdá obtiažnosť v poriadku</text:span></text:p>
      <text:p text:style-name="P2"/>
      <text:p text:style-name="P2">1.</text:p>
      <text:p text:style-name="P2">Zovšeobecniť prípad pre k<text:span text:style-name="T6">=</text:span>1<text:span text:style-name="T6">? </text:span>Už tam veľa vecí na zovšeobecnenie nezostalo.</text:p>
      <text:p text:style-name="P2">Po veľa neúspešných pokusoch sa ukázalo ako celkom efektívne zamyslieť sa nad tým čo vlastne robím <text:span text:style-name="T6">pre k=1 =&gt; upravujem k</text:span>ôpky tak aby pri binárnom zápise a číslach napísaných pod sebou zostal v každom stĺpci súčet mod 2 = 0, súper potom nevie dosiahnuť túto vec, ale nech spraví hocičo tak ja mu to znova zrovnám. Tak keď pre k=1 modulujem 2 tak co keď by som pre všeobecné k moduloval k+1. <text:span text:style-name="T21">Prehrávajúce pozície boli tie <text:s/>==0 v súčte po stĺpcoch modulo k+1.</text:span></text:p>
      <text:p text:style-name="P2">Vyzerá že to sedí, <text:span text:style-name="T15">ktoré kôpky však vybrať? (stĺpce = bity na rovnakých miestach pri binárnom zápise, riadky = kôpky)</text:span></text:p>
      <text:p text:style-name="P3">Beriem zľava stĺpce ktoré nemajú súčet 0 mod k+1 a beriem z nich vždy <text:span text:style-name="T20">toľko riadkov</text:span> aby, keď v nich <text:s/><text:span text:style-name="T17">flipnem</text:span> bity tak dostanem v stĺpci súčet 0 mod k+1 ciže beriem ich toľko koľko je <text:span text:style-name="T18">súčest stĺpca</text:span> <text:span text:style-name="T16">mod k+1</text:span>. Takto prechádzam stĺpce <text:span text:style-name="T16">(vždy selektujem také riadky ktoré som už neselektol predtým)</text:span> až dokým buď niesom na konci a tým pádom zoberiem toľko kôpok, koľko som nasčitaval zo všetkých zvyškov dokopy, alebo som nasčítaval v niektorom okamihu <text:span text:style-name="T9">&gt;= k. Ak presne k tak to nieje probl</text:span><text:span text:style-name="T19">ém a viem poflipovať bity vo vybraných čislach tak, aby sa nasčitavali stĺpce na 0 mod k+1. Ak je to </text:span><text:span text:style-name="T9">&gt;k tak z posledn</text:span><text:span text:style-name="T19">ého stĺpca ktorý som pridával vyberiem len riadky tak, aby vybraných kôpok bolo dokopy k. Teraz z každej selektnutej kôpky nastavím most significant bit na 0, to mi zaruči že vsetky vybrané kôpky zmenším a zároveň v každom stĺpci ktorý som týmto nevynuloval mám dostatočne veľa selektnutých riadkov ktoré môžem ľubovolne flipovať tak aby mi súčty v stĺpcoch sadli na 0. T.j. ukázal som že z vyhrávajúcej pozície viem isť do prehrávajúcej.</text:span></text:p>
      <text:p text:style-name="P4">Z <text:span text:style-name="T22">prehrávajúcej pozície sa súper nevie dostať lebo musí upraviť aspoň jednu kôpku a najviac k čiže nemôže spôsobiť že všetky stĺpce zostanú ==0 mod k+1.</text:span> </text:p>
      <text:p text:style-name="P5">Posledná vlastnosť <text:span text:style-name="T23">P a V pozícii, t.j. jediná terminálna pozícia (0,0,0,0…) je prehrávajúca je triviálne po stĺpcoch 0 mod k+1.</text:span></text:p>
      <text:p text:style-name="P6"/>
      <text:p text:style-name="P6">=<text:span text:style-name="T6">&gt; poz</text:span>ícia je vyhrávajúca ak súčet po stĺpcoch mod k + 1 nie je rovný 0.</text:p>
      <text:p text:style-name="P16"/>
      <text:p text:style-name="P16">3.</text:p>
      <text:p text:style-name="P7">Kombinatorická úloha. Riešime cez FFT.</text:p>
      <text:p text:style-name="P7">Máme 3 polynómy ktoré treba vynásobiť:</text:p>
      <text:p text:style-name="P7">P1 <text:span text:style-name="T6">= polyn</text:span>óm ktorý má ako koeficienty 1 pri x<text:span text:style-name="T6">^(prvo</text:span>číslo <text:span text:style-name="T6">&lt; 1.000.000), 0 inak</text:span></text:p>
      <text:p text:style-name="P7">P<text:span text:style-name="T6">2 = detto</text:span></text:p>
      <text:p text:style-name="P7">Vynásobíme cez FFT, koeficient pri x<text:span text:style-name="T6">^k je po</text:span>čet spôsobov ako vyskladať k ako súčet 2 prvočísel.</text:p>
      <text:p text:style-name="P7">Teraz nám už stačí iba pre každé k = 0...1.000.000 zistiť S<text:span text:style-name="T6">(k) a </text:span>zosumovať ich<text:span text:style-name="T6"> </text:span>š<text:span text:style-name="T6">tvorce.</text:span></text:p>
      <text:p text:style-name="P7">S<text:span text:style-name="T6">(k) z</text:span>ískam tak že preiterujem všetky primes so substringom 47 menšími ako 1.000.000 a pripočítavam počet možností ako vyskladať číslo zmenšené o dané prime (to zistím z koeficientu môjho vynásobeného polynómu) + násobím 3 lebo viem toto prime vsunúť na prvé, druhé alebo tretie miesto v tom finálnom súčte 3 prvočisel.</text:p>
      <text:p text:style-name="P24"><text:span text:style-name="T29">Kód v prílohe. Použil som classu na násobenie polynómov cez FFT odtiaľto: </text:span><text:a xlink:type="simple" xlink:href="http://www.davideisenstat.com/simplertimes/Polynomial.java" text:style-name="Internet_20_link" text:visited-style-name="Visited_20_Internet_20_Link"><text:span text:style-name="T29">http://www.davideisenstat.com/simplertimes/Polynomial.java</text:span></text:a></text:p>
      <text:p text:style-name="P17">V<text:span text:style-name="T1">ýsledok: 1257047085573463080141</text:span></text:p>
      <text:p text:style-name="P8"/>
      <text:p text:style-name="P18">4.</text:p>
      <text:p text:style-name="P9">Postupoval by som takto:</text:p>
      <text:p text:style-name="P9">Budem kódovať polynómy do veľkých čisiel. Zvolil by som nasledové kódovanie:</text:p>
      <text:p text:style-name="P9">Napr.</text:p>
      <text:p text:style-name="P9"><text:soft-page-break/><text:s/>37X<text:span text:style-name="T6">^2 + 20x + </text:span><text:span text:style-name="T11">1</text:span><text:span text:style-name="T6">15 =&gt; 00</text:span><text:span text:style-name="T11">0</text:span><text:span text:style-name="T6">37 0</text:span><text:span text:style-name="T11">0</text:span><text:span text:style-name="T6">020 0</text:span><text:span text:style-name="T11">01</text:span><text:span text:style-name="T6">15</text:span></text:p>
      <text:p text:style-name="P10">(<text:span text:style-name="T6">'k</text:span>ódovanie<text:span text:style-name="T6">', </text:span>je to to isté ako keby som polynóm vyčíslil pre x=10<text:span text:style-name="T6">^dostato</text:span>čné čislo a potom umocnil, <text:span text:style-name="T26">resp násobil a potom z toho znova spravil polynóm v premennej x čo je jednoduché keďže moje x je mocnina 10, sú to iba posuny</text:span>)</text:p>
      <text:p text:style-name="P9"><text:span text:style-name="T6">Ako viem ko</text:span>ľko znakov treba n<text:span text:style-name="T27">e</text:span>chať navyše ako padding?</text:p>
      <text:p text:style-name="P9">Ak mám polynómy p a q, tak najhoršie co sa mi môže stať je že sa najväčší koeficient vynásobí so všetkými koeficientami druhého polynómu a to sa nasčítava t.j. max koeficient polynómu ktorý by vznikol ich vynásobením by bol cca (max stupeň<text:span text:style-name="T7">(p,q)</text:span>) * max_koef(p) * max_koef(q) <text:s/><text:span text:style-name="T7">// sligh</text:span><text:span text:style-name="T8">t</text:span><text:span text:style-name="T7">ly overestimated. <text:s/></text:span><text:span text:style-name="T12">=</text:span><text:span text:style-name="T8">&gt; ka</text:span><text:span text:style-name="T12">ždé čislo teda </text:span><text:span text:style-name="T8">'</text:span><text:span text:style-name="T12">nafúknem</text:span><text:span text:style-name="T8">' </text:span><text:span text:style-name="T12">na dĺžku maxima ktoré som práve odhadol </text:span><text:span text:style-name="T8">aby sme mali po vyn</text:span><text:span text:style-name="T12">ásobení dosť miesta na </text:span><text:span text:style-name="T8">z</text:span><text:span text:style-name="T12">ápis a nepretekalo nám to do ďalších koeficientov.</text:span></text:p>
      <text:p text:style-name="P11">Po vynásobení dostanem koeficienty polynómu tak že robím dané čislo mod 10<text:span text:style-name="T6">^</text:span>k*<text:span text:style-name="T6">x kde x je po</text:span>čet cifier spomínaneho maxima a k je k-ty koeficient.</text:p>
      <text:p text:style-name="P11"/>
      <text:p text:style-name="P12">Keď už to mám použijem zvyšok predchádzajúceho programu. To sú už len for-cykly, zopár polí a scitavanie a násobenie.</text:p>
      <text:p text:style-name="P12"/>
      <text:p text:style-name="P12">5.</text:p>
      <text:p text:style-name="P12">Jedná sa o orientovaný graf v ktorom elixíry sú vrcholy a suroviny sú orientované hrany s cenami.</text:p>
      <text:p text:style-name="P12">Cieľom je predspracovať graf tak, aby sme vedeli efektívne zostrojiť cestu od jedného elixíru k druhému.</text:p>
      <text:p text:style-name="P12">Pokiaľ by nám stačilo poznať iba ceny, tak by bolo treba iba umocniť maticu (i,j pozícia je cena hrany z i do j, alebo inf ak neexistuje) na <text:span text:style-name="T6">#vrcholov </text:span>( =maximálna dĺžka cesty). Toto sa dá robiť v čase násobenia matíc =<text:span text:style-name="T6">&gt; tranzit</text:span>ívny uzáver <text:span text:style-name="T13">s použitím + namiesto konjunkcie a min namiesto disjunkcie.</text:span> <text:s/>Po tejto operácií máme na súradnici i,j cenu najlacnejšej cesty, <text:span text:style-name="T13">prípadne inf ak neexistuje.</text:span></text:p>
      <text:p text:style-name="P19">Rie<text:span text:style-name="T1">šením by mohlo byť udržiavať si druhú maticu kde by bolo na (i,j) poznačené ktorá hrana vychádzajúca z i je prvá na najlacnejšej ceste z i do j. </text:span><text:span text:style-name="T2">Tým pádom by sme na každú query vedeli odpovedať v lineárnom čase od počtu elixírov. Keďže by stačilo nasledovať hrany v našej pomocnej matici a cesta môže mať maximálne </text:span><text:span text:style-name="T14">#</text:span><text:span text:style-name="T2">elixírov vrcholov.</text:span></text:p>
      <text:p text:style-name="P13">Zostrojenie tejto pomocnej matice:</text:p>
      <text:p text:style-name="P20"><text:span text:style-name="T3">Na z</text:span><text:span text:style-name="T1">ačiat</text:span><text:span text:style-name="T3">ku</text:span><text:span text:style-name="T1"> má </text:span><text:span text:style-name="T3">matica </text:span><text:span text:style-name="T1">poznačenú hranu z i do j na pozícií (i,j) ak sú i a j spojené hranou, inak null.</text:span></text:p>
      <text:p text:style-name="P20">Potom <text:span text:style-name="T1">stačí že vždy keď </text:span><text:span text:style-name="T24">rob</text:span><text:span text:style-name="T3">íme operáciu min</text:span><text:span text:style-name="T24">(X,Y)</text:span><text:span text:style-name="T1"> </text:span>tak <text:span text:style-name="T4">vyberáme vlastne z cien dvoch ciest, nejakej cesty X a cesty Y, </text:span>aktualizujeme aj hranu na danom index<text:span text:style-name="T1">e</text:span><text:span text:style-name="T3"> na takú ktorou začína buď cesta X alebo Y</text:span><text:span text:style-name="T1">.</text:span></text:p>
      <text:p text:style-name="P13"/>
      <text:p text:style-name="P21"><text:span text:style-name="T1">Predspracovanie čas násobenia matíc, potom </text:span><text:span text:style-name="T5">pri</text:span><text:span text:style-name="T1"> každ</text:span><text:span text:style-name="T5">ej</text:span><text:span text:style-name="T1"> query </text:span><text:span text:style-name="T5">zostrojenie cesty v </text:span><text:span text:style-name="T1">čase O(</text:span>#elix<text:span text:style-name="T1">írov).</text:span></text:p>
      <text:p text:style-name="P14"/>
      <text:p text:style-name="P23">7.</text:p>
      <text:p text:style-name="P23">Zostroj<text:span text:style-name="T1">íme si maticu domčekového grafu.</text:span></text:p>
      <text:p text:style-name="P15">Tá má tvar A = {</text:p>
      <text:p text:style-name="P15"><text:tab/>{0,1,1,0,0,0}</text:p>
      <text:p text:style-name="P15"><text:tab/>{1,0,1,1,1,0}</text:p>
      <text:p text:style-name="P15"><text:tab/>{1,1,0,1,0,1}</text:p>
      <text:p text:style-name="P15"><text:tab/>{0,1,1,0,1,1}</text:p>
      <text:p text:style-name="P15"><text:tab/>{0,1,0,1,0,1}</text:p>
      <text:p text:style-name="P15"><text:tab/>{0,0,1,1,1,0}</text:p>
      <text:p text:style-name="P15">}</text:p>
      <text:p text:style-name="P15"/>
      <text:p text:style-name="P23"><text:soft-page-break/><text:span text:style-name="T1">Umocnením tejto matice na </text:span><text:span text:style-name="T6">^k </text:span><text:span text:style-name="T1">dostaneme na súradnici </text:span><text:span text:style-name="T6">(i, j) </text:span><text:span text:style-name="T1">počet sledov z vrchola i do vrchola j dĺžky k. Tým pádom všetky sledy dĺžky n dostaneme ako prvú súradnicu vektora v = </text:span><text:span text:style-name="T6">{1,0,0,0,0,0} * A^n </text:span><text:span text:style-name="T1">(resp. súradnica 0,0 v matici A</text:span><text:span text:style-name="T6">^n, to s</text:span><text:span text:style-name="T1">ú sledy dĺžky n z vrchola 0 do vrchola 0)</text:span></text:p>
      <text:p text:style-name="P22"/>
      <text:p text:style-name="P23"><text:span text:style-name="T6">Toto vieme spravi</text:span><text:span text:style-name="T1">ť v čase </text:span><text:span text:style-name="T6">log</text:span><text:span text:style-name="T1">n*M</text:span><text:span text:style-name="T6">(6) kde M(</text:span><text:span text:style-name="T1">k</text:span><text:span text:style-name="T6">) je </text:span><text:span text:style-name="T1">čas násobenia matíc KxK.</text:span></text:p>
      <text:p text:style-name="P23"><text:span text:style-name="T1">Rýchlosť rastu odhadneme pomocou vlastných čísel matice A (pomôže wolfram). Najväčšie vlastné čislo je rovné 3.4679… Vlastný vektor prisluchajúci tomuto vlastnému číslu má s vektorom </text:span><text:span text:style-name="T6">{1,0…} nenulov</text:span><text:span text:style-name="T1">ý skalárny súčin </text:span><text:span text:style-name="T6">(nies</text:span><text:span text:style-name="T1">ú na seba kolmé</text:span><text:span text:style-name="T6">). </text:span><text:span text:style-name="T1">Tým pádom počet sledov dĺžky n na danom grafe je rádovo 3.46..</text:span><text:span text:style-name="T6">^n.</text:span></text:p>
      <text:p text:style-name="P15">(rýchla skúška správnosti, umocníme maticu na n = 100 a n = 101 spravíme podiel čísel na súradnici (0,0) ) 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5M49S</meta:editing-duration>
    <meta:editing-cycles>37</meta:editing-cycles>
    <meta:generator>LibreOffice/4.4.5.2$Windows_x86 LibreOffice_project/a22f674fd25a3b6f45bdebf25400ed2adff0ff99</meta:generator>
    <dc:date>2016-01-19T02:09:27.145000000</dc:date>
    <meta:document-statistic meta:table-count="0" meta:image-count="0" meta:object-count="0" meta:page-count="3" meta:paragraph-count="52" meta:word-count="1082" meta:character-count="6372" meta:non-whitespace-character-count="5328"/>
    <meta:user-defined meta:name="Info 1"/>
    <meta:user-defined meta:name="Info 2"/>
    <meta:user-defined meta:name="Info 3"/>
    <meta:user-defined meta:name="Info 4"/>
  </office:meta>
</office:document-meta>
</file>